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line-through-style="solid" style:font-name="Times New Roman"/>
    </style:style>
    <style:style style:name="T5" style:family="text">
      <style:text-properties style:text-line-through-style="none" style:font-name="Times New Roma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6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6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ewish 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4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Page 1]</text:p>
      <text:p text:style-name="P2">For a funeral/</text:p>
      <text:p text:style-name="P3">Rabbi Johanon Ben Zacka<text:span text:style-name="T2">ï</text:span><text:span text:style-name="T3"> felt disconsolate at the/ death of a promising child. <text:s/>Friends and disciples/ called, and each in his turn endeavoured to mitigate/ parental grief by citing instances of severer berea-/-vements. <text:s/>Yet, the sage refused to be comforted./ <text:s/>"Vain," said he, "are your efforts." <text:s/>I know too well/ that many have suffered losses possibly greater/ than that which weighs me down, but that sad/ fact does not lessen the keenness of my own sor-/-row". <text:s/>At that a young scholar arose and spoke/ thus. <text:s/>"Revered teacher, the thought that your child/ was returned to God spotless, ought to be a source of/ profound consolation.' <text:s/>"Yes," exclaimed Rabbi Johanon./ <text:s/>"That is indeed a comfort." <text:s/>I, my sympathising/ hearers, so instructed, will not attempt </text:span><text:span text:style-name="T4">by</text:span><text:span text:style-name="T5"> to assuage/ by futile means the pain of those who lament the/ departure of this God's creature. <text:s/>I shall not say/ that yesterday when I learnt of the demise of/ B. N. I had just come back from burying a/ child upon whom his distressed parents had doted./</text:span></text:p>
      <text:p text:style-name="P3"><text:span text:style-name="T5"/></text:p>
      <text:p text:style-name="P3"><text:span text:style-name="T5">[Page 2]</text:span></text:p>
      <text:p text:style-name="P3"><text:span text:style-name="T5">I shall not add that on my way homeward/ I stopped to visit a mother, who only a few/ weeks ago had escaped from that fiery furnace--from/ Russia--a mother who was maddened at the sight of/ her child crushed in one of our thoroughfares under the wheels/ of a public conveyance. <text:s/>My narrative would/ excite pity, and elicit tears, but it could not allay/ distress. <text:s/>I therefore, though the last among/ the pupils of Israel's Sages, will say, like the scholar/ of old: "The thought that this dear girl went to her/ Maker undefiled should prove a veritable consolation./ <text:s/>Young she was and fair. <text:s/>Aye: in the spring of/ life and </text:span><text:soft-page-break/><text:span text:style-name="T5">very comely. <text:s/>But how numerous the se-/-ductions which may have surrounded her by reason of/ that; how many the temptations lying in ambush/ to draw her into the meshes of vice and sin! <text:s/>That/ she shunned them, and presented herself to the Almighty/ clothed in virginal purity is to those who loved/ her a lasting comfort. <text:s/>It would be/ unnatural not to bemoan a loss so very premature,/ the demise of one whose golden dreams may have/ pictured a future replete with terrestrial joys,/</text:span></text:p>
      <text:p text:style-name="P3"><text:span text:style-name="T5"/></text:p>
      <text:p text:style-name="P3"><text:span text:style-name="T5">[Page 3]</text:span></text:p>
      <text:p text:style-name="P3"><text:span text:style-name="T5">as a maiden, or perchance as a wedded wife, or/ mother. <text:s/>We that have passed the years of maturity,/ but who can recall the buoyancy of by gone days/ will understand the schemes which fancy builds up/ to the delight of youth. <text:s/>That all anticipations are glowing hopes/ should have been dashed against the stones of an unti-/-mely grave is distressing, but only to us, finite beings/ who judge outwardly, and whose mental vision cannot/ stretch beyond a space. <text:s/>To her who is know impara-/-dised in purity, what we deplore has ceased to offer/ any attraction. <text:s/>She is lifted higher in the </text:span><text:span text:style-name="T4">contem-</text:span><text:span text:style-name="T5"> fruition/</text:span><text:span text:style-name="T4">-plations</text:span><text:span text:style-name="T5"> of unfading glories. <text:s/>The knowledge/ that she clung to virtue, that with her last breath/ she confessed the existence and omnipotence of the/ One Eternal Lord, that in His hand she trustingly/ committed her soul, those remembrances are an eden/ of beatitude. <text:s/>Oh may she from her celestial abode/ speak to the living words of a blessed imparting./ <text:s/>May she breathe into the hearts of her survivors peace/ and piety, forgiveness and forbearance, sentiments which/ may raise them and their posterity in the sight of/ God and in the estimation of all the good and true./</text:span></text:p>
      <text:p text:style-name="P3"><text:span text:style-name="T5"/></text:p>
      <text:p text:style-name="P3"><text:span text:style-name="T5">[Page 4]</text:span></text:p>
      <text:p text:style-name="P3"><text:span text:style-name="T5">(a prayer followed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04T11:30:26.98</meta:creation-date>
    <meta:document-statistic meta:table-count="0" meta:image-count="0" meta:object-count="0" meta:page-count="3" meta:paragraph-count="69" meta:word-count="743" meta:character-count="4641"/>
    <dc:date>2012-10-04T12:04:29.10</dc:date>
    <dc:creator>Penn Libraries</dc:creator>
    <meta:editing-duration>PT00H01M05S</meta:editing-duration>
    <meta:editing-cycles>1</meta:editing-cycles>
    <meta:generator>OpenOffice.org/3.2$Win32 OpenOffice.org_project/320m12$Build-9483</meta:generator>
  </office:meta>
</office:document-meta>
</file>